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では、各地の制圧よりも、まずは熾天少女の
打破を最優先目標とすることでよろしいですね、
カラット様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。　異存はない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っぱり安心してから人間界征服に臨みたいよ
ね～！！　えへへ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らば、まずは何より敵を知る必要が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は再び各地を回り、やつらに関する情報を
集めてき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よろしくね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ついでに今夜のハンバーグの材料の調達も
頼む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りました。　では、行って参り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、もうお話は終わりました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です、トイレに、い、行かせてください！！
本当に限界なんですぅ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限界？　見え透いたウソを言うな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を監禁してから、まだ1時間半くらいしか
経ってない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来た時はあんなに余裕そうだったのに、そんな
急に限界になるわけないだろう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来る前からしたかったんです！　あ、あと、
水を大量に飲んでしまって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、ほんとに、も、もぅ・・・っ！！
（くねくね、すりすり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言われたって、お前、捕虜なんだ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自由にさせるわけにはいかないも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ぁ・・・っ！！</text:p>
          </table:table-cell>
          <table:table-cell table:style-name="ce0" office:value-type="string">
            <text:p>544#64</text:p>
          </table:table-cell>
          <table:table-cell table:style-name="ce0"/>
          <table:table-cell table:style-name="ce0" office:value-type="string">
            <text:p>Y-You must be joking...!!</text:p>
          </table:table-cell>
          <table:table-cell table:number-columns-repeated="1020"/>
        </table:table-row>
        <table:table-row>
          <table:table-cell table:style-name="ce0" office:value-type="string">
            <text:p>（このままじゃ、確実にお漏らししちゃう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いったいどうすれば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ひたすら耐える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わめ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、だめだ・・・何も浮かばない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とにかく、誰か助けが来るまで、ひたすら
　我慢・・・っ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、だめ・・・考えてる余裕なんて
　もう無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、と、と、とにかく限界なんです！　漏れちゃい
そうなんです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ですから、ト、トイレに・・・おしっこに
行かせてくださいぃ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、うるさい！　ダメなものはダメ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以上騒ぐと、服脱がせちゃう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ううぅ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だ、誰か早く助けに来てぇ・・・！！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8+02:00</meta:creation-date>
    <dc:date>2020-05-30T12:52:5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